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306in" fo:margin-left="0in" table:align="left"/>
    </style:style>
    <style:style style:name="Table3.A" style:family="table-column">
      <style:table-column-properties style:column-width="0.75in"/>
    </style:style>
    <style:style style:name="Table3.B" style:family="table-column">
      <style:table-column-properties style:column-width="2.25in"/>
    </style:style>
    <style:style style:name="Table3.C" style:family="table-column">
      <style:table-column-properties style:column-width="3.930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04c8" officeooo:paragraph-rsid="000304c8"/>
    </style:style>
    <style:style style:name="P2" style:family="paragraph" style:parent-style-name="Text_20_body">
      <style:text-properties style:font-name="DejaVu Sans" fo:font-size="13pt" style:font-size-asian="13pt" style:font-size-complex="13pt"/>
    </style:style>
    <style:style style:name="P3" style:family="paragraph" style:parent-style-name="Text_20_body">
      <style:paragraph-properties fo:text-align="justify" style:justify-single-word="false"/>
      <style:text-properties style:font-name="DejaVu Sans" fo:font-size="13pt" style:font-size-asian="13pt" style:font-size-complex="13pt"/>
    </style:style>
    <style:style style:name="P4" style:family="paragraph" style:parent-style-name="Text_20_body">
      <style:paragraph-properties fo:text-align="justify" style:justify-single-word="false"/>
      <style:text-properties style:font-name="DejaVu Sans" fo:font-size="13pt" fo:font-weight="bold" officeooo:rsid="001f830a" officeooo:paragraph-rsid="001f830a" style:font-size-asian="13pt" style:font-weight-asian="bold" style:font-size-complex="13pt" style:font-weight-complex="bold"/>
    </style:style>
    <style:style style:name="P5" style:family="paragraph" style:parent-style-name="Text_20_body">
      <style:text-properties style:font-name="DejaVu Sans" fo:font-size="13pt" fo:font-weight="bold" officeooo:rsid="001f830a" officeooo:paragraph-rsid="001f830a" style:font-size-asian="13pt" style:font-weight-asian="bold" style:font-size-complex="13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officeooo:paragraph-rsid="001f830a"/>
    </style:style>
    <style:style style:name="P8" style:family="paragraph" style:parent-style-name="Text_20_body" style:list-style-name="L3">
      <style:text-properties style:font-name="DejaVu Sans" fo:font-size="13pt" style:font-size-asian="13pt" style:font-size-complex="13pt"/>
    </style:style>
    <style:style style:name="P9" style:family="paragraph" style:parent-style-name="Text_20_body">
      <style:text-properties style:font-name="DejaVu Sans" fo:font-size="13pt" officeooo:paragraph-rsid="00121f79" style:font-size-asian="13pt" style:font-size-complex="13pt"/>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text-properties style:font-name="DejaVu Sans" fo:font-size="13pt" style:font-size-asian="13pt" style:font-size-complex="13pt"/>
    </style:style>
    <style:style style:name="P13" style:family="paragraph" style:parent-style-name="Heading_20_1">
      <style:text-properties officeooo:rsid="00121f79"/>
    </style:style>
    <style:style style:name="P14" style:family="paragraph" style:parent-style-name="Heading_20_1">
      <style:text-properties style:font-name="DejaVu Sans" fo:font-size="13pt" officeooo:rsid="00996b3e" style:font-size-asian="13pt" style:font-size-complex="13pt"/>
    </style:style>
    <style:style style:name="P15" style:family="paragraph" style:parent-style-name="Heading_20_1">
      <style:text-properties style:font-name="DejaVu Sans" fo:font-size="13pt" fo:font-weight="normal" officeooo:rsid="004d95a5" style:font-size-asian="13pt" style:font-weight-asian="normal" style:font-size-complex="13pt" style:font-weight-complex="norm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Table_20_Contents">
      <style:text-properties style:font-name="DejaVu Sans" fo:font-size="13pt" fo:font-weight="bold" style:font-size-asian="13pt" style:font-weight-asian="bold" style:font-size-complex="13pt" style:font-weight-complex="bold"/>
    </style:style>
    <style:style style:name="P18" style:family="paragraph" style:parent-style-name="Table_20_Contents">
      <style:text-properties style:font-name="DejaVu Sans" fo:font-size="13pt" fo:font-weight="bold" officeooo:rsid="00121f79" officeooo:paragraph-rsid="00121f79" style:font-size-asian="13pt" style:font-weight-asian="bold" style:font-size-complex="13pt" style:font-weight-complex="bold"/>
    </style:style>
    <style:style style:name="P19" style:family="paragraph" style:parent-style-name="Table_20_Contents">
      <style:text-properties style:font-name="DejaVu Sans" fo:font-size="13pt" style:font-size-asian="13pt" style:font-size-complex="13pt"/>
    </style:style>
    <style:style style:name="P20" style:family="paragraph" style:parent-style-name="Table_20_Contents">
      <style:text-properties style:font-name="DejaVu Sans" fo:font-size="13pt" officeooo:rsid="00121f79" style:font-size-asian="13pt" style:font-size-complex="13pt"/>
    </style:style>
    <style:style style:name="P21" style:family="paragraph" style:parent-style-name="Table_20_Contents">
      <style:text-properties style:font-name="DejaVu Sans" fo:font-size="13pt" officeooo:rsid="00121f79" officeooo:paragraph-rsid="00121f79" style:font-size-asian="13pt" style:font-size-complex="13pt"/>
    </style:style>
    <style:style style:name="P22" style:family="paragraph" style:parent-style-name="Table_20_Contents">
      <style:text-properties style:font-name="DejaVu Sans" fo:font-size="13pt" officeooo:rsid="00121f79" officeooo:paragraph-rsid="00139400" style:font-size-asian="13pt" style:font-size-complex="13pt"/>
    </style:style>
    <style:style style:name="P23" style:family="paragraph" style:parent-style-name="Table_20_Contents">
      <style:text-properties style:font-name="DejaVu Sans" fo:font-size="13pt" officeooo:rsid="00139400" style:font-size-asian="13pt" style:font-size-complex="13pt"/>
    </style:style>
    <style:style style:name="P24" style:family="paragraph" style:parent-style-name="Table_20_Contents">
      <style:text-properties style:font-name="DejaVu Sans" fo:font-size="13pt" officeooo:rsid="00139400" officeooo:paragraph-rsid="00139400" style:font-size-asian="13pt" style:font-size-complex="13pt"/>
    </style:style>
    <style:style style:name="P25" style:family="paragraph" style:parent-style-name="Table_20_Contents">
      <style:text-properties style:font-name="DejaVu Sans" fo:font-size="13pt" officeooo:rsid="00139400" officeooo:paragraph-rsid="00121f79" style:font-size-asian="13pt" style:font-size-complex="13pt"/>
    </style:style>
    <style:style style:name="P26" style:family="paragraph" style:parent-style-name="Table_20_Contents">
      <style:text-properties style:font-name="DejaVu Sans" fo:font-size="13pt" officeooo:rsid="00139400" officeooo:paragraph-rsid="00141e5b" style:font-size-asian="13pt" style:font-size-complex="13pt"/>
    </style:style>
    <style:style style:name="P27" style:family="paragraph" style:parent-style-name="Table_20_Contents">
      <style:text-properties style:font-name="DejaVu Sans" fo:font-size="13pt" officeooo:rsid="00139400" officeooo:paragraph-rsid="00522d48" style:font-size-asian="13pt" style:font-size-complex="13pt"/>
    </style:style>
    <style:style style:name="P28" style:family="paragraph" style:parent-style-name="Table_20_Contents">
      <style:text-properties style:font-name="DejaVu Sans" fo:font-size="13pt" officeooo:paragraph-rsid="00139400" style:font-size-asian="13pt" style:font-size-complex="13pt"/>
    </style:style>
    <style:style style:name="P29" style:family="paragraph" style:parent-style-name="Table_20_Contents">
      <style:text-properties style:font-name="DejaVu Sans" fo:font-size="13pt" officeooo:rsid="0014499e" officeooo:paragraph-rsid="00121f79" style:font-size-asian="13pt" style:font-size-complex="13pt"/>
    </style:style>
    <style:style style:name="P30" style:family="paragraph" style:parent-style-name="Table_20_Contents">
      <style:text-properties style:font-name="DejaVu Sans" fo:font-size="13pt" officeooo:rsid="00141e5b" officeooo:paragraph-rsid="00141e5b" style:font-size-asian="13pt" style:font-size-complex="13pt"/>
    </style:style>
    <style:style style:name="T1" style:family="text">
      <style:text-properties officeooo:rsid="000304c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304c8" style:font-weight-asian="bold" style:font-weight-complex="bold"/>
    </style:style>
    <style:style style:name="T5" style:family="text">
      <style:text-properties officeooo:rsid="00121f79"/>
    </style:style>
    <style:style style:name="T6" style:family="text">
      <style:text-properties officeooo:rsid="00139400"/>
    </style:style>
    <style:style style:name="T7" style:family="text">
      <style:text-properties officeooo:rsid="001c3166"/>
    </style:style>
    <style:style style:name="T8" style:family="text">
      <style:text-properties style:font-name="DejaVu Sans" fo:font-size="13pt" style:font-size-asian="13pt" style:font-size-complex="13pt"/>
    </style:style>
    <style:style style:name="T9" style:family="text">
      <style:text-properties style:font-name="DejaVu Sans" fo:font-size="13pt" officeooo:rsid="001de156" style:font-size-asian="13pt" style:font-size-complex="13pt"/>
    </style:style>
    <style:style style:name="T10" style:family="text">
      <style:text-properties style:font-name="DejaVu Sans" fo:font-size="13pt" officeooo:rsid="0023cfd1" style:font-size-asian="13pt" style:font-size-complex="13pt"/>
    </style:style>
    <style:style style:name="T11" style:family="text">
      <style:text-properties officeooo:rsid="001f830a"/>
    </style:style>
    <style:style style:name="T12" style:family="text">
      <style:text-properties officeooo:rsid="0023cfd1"/>
    </style:style>
    <style:style style:name="T13" style:family="text">
      <style:text-properties officeooo:rsid="00522d48"/>
    </style:style>
    <style:style style:name="T14" style:family="text">
      <style:text-properties officeooo:rsid="0052539a"/>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107_1882298846" text:style-name="Index_20_Link" text:visited-style-name="Index_20_Link">Prepare for the interview.<text:tab/>3</text:a></text:p>
          <text:p text:style-name="P16"><text:a xlink:type="simple" xlink:href="#__RefHeading__109_1882298846" text:style-name="Index_20_Link" text:visited-style-name="Index_20_Link">Mock Interview<text:tab/>3</text:a></text:p>
          <text:p text:style-name="P16"><text:a xlink:type="simple" xlink:href="#__RefHeading__111_1882298846" text:style-name="Index_20_Link" text:visited-style-name="Index_20_Link">Interview Platform/Syllabus<text:tab/>3</text:a></text:p>
          <text:p text:style-name="P16"><text:a xlink:type="simple" xlink:href="#__RefHeading__149_1882298846" text:style-name="Index_20_Link" text:visited-style-name="Index_20_Link">Data Structures : Questions:<text:tab/>4</text:a></text:p>
          <text:p text:style-name="P16"><text:a xlink:type="simple" xlink:href="#__RefHeading__1406_1469932831" text:style-name="Index_20_Link" text:visited-style-name="Index_20_Link">Data Structures : Oral Questions<text:tab/>5</text:a></text:p>
        </text:index-body>
      </text:table-of-content>
      <text:p text:style-name="P1"/>
      <text:p text:style-name="P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07_1882298846"/><text:soft-page-break/>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3">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3">Have the mock interviewer ask both common questions as well as offbeat ones to see how well you can think on your feet.</text:span></text:p>
      <text:p text:style-name="P3"/>
      <text:p text:style-name="P3"><text:span text:style-name="T1">Taking the time to review typical interview questions will help give you a framework for your responses. It will also </text:span><text:span text:style-name="T4">reduce stress because you won't be scrambling for an answer during the interview</text:span><text:span text:style-name="T1">. </text:span><text:span text:style-name="T4">Practice interviewing with a friend or family member ahead of time, and it will be much easier when you're actually in a job interview.</text:span></text:p>
      <text:p text:style-name="P1"/>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1"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text:soft-page-break/></text:p>
      <text:p text:style-name="P1"/>
      <text:h text:style-name="P15" text:outline-level="1"/>
      <text:h text:style-name="P13" text:outline-level="1"><text:bookmark-start text:name="__RefHeading__149_1882298846"/>Data Structures : Questions:<text:bookmark-end text:name="__RefHeading__149_1882298846"/></text:h>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18">S.NO</text:p>
          </table:table-cell>
          <table:table-cell table:style-name="Table3.A1" office:value-type="string">
            <text:p text:style-name="P17"><text:s/><text:span text:style-name="T5">LIST</text:span></text:p>
          </table:table-cell>
          <table:table-cell table:style-name="Table3.C1" office:value-type="string">
            <text:p text:style-name="P17"><text:s/><text:span text:style-name="T5">Operations</text:span></text:p>
          </table:table-cell>
        </table:table-row>
        <table:table-row>
          <table:table-cell table:style-name="Table3.A2" office:value-type="string">
            <text:p text:style-name="P21">1</text:p>
          </table:table-cell>
          <table:table-cell table:style-name="Table3.A2" office:value-type="string">
            <text:p text:style-name="P21">Single Linked List</text:p>
          </table:table-cell>
          <table:table-cell table:style-name="Table3.C2" office:value-type="string">
            <text:p text:style-name="P20">Insert Node, Delete Node, Search Node.</text:p>
            <text:p text:style-name="P19"><text:s/><text:span text:style-name="T5">Print the List, Print Reverse of the List.</text:span></text:p>
          </table:table-cell>
        </table:table-row>
        <table:table-row>
          <table:table-cell table:style-name="Table3.A2" office:value-type="string">
            <text:p text:style-name="P21">2</text:p>
          </table:table-cell>
          <table:table-cell table:style-name="Table3.A2" office:value-type="string">
            <text:p text:style-name="P21">Stack [ Single Linked List]</text:p>
          </table:table-cell>
          <table:table-cell table:style-name="Table3.C2" office:value-type="string">
            <text:p text:style-name="P21">Push,pop,empty,<text:span text:style-name="T14">top</text:span></text:p>
          </table:table-cell>
        </table:table-row>
        <table:table-row>
          <table:table-cell table:style-name="Table3.A2" office:value-type="string">
            <text:p text:style-name="P21">3</text:p>
          </table:table-cell>
          <table:table-cell table:style-name="Table3.A2" office:value-type="string">
            <text:p text:style-name="P21">Queue [ Single Linked List]</text:p>
          </table:table-cell>
          <table:table-cell table:style-name="Table3.C2" office:value-type="string">
            <text:p text:style-name="P21">Queue,dequeue, empty,<text:span text:style-name="T14">front</text:span></text:p>
          </table:table-cell>
        </table:table-row>
        <table:table-row>
          <table:table-cell table:style-name="Table3.A2" office:value-type="string">
            <text:p text:style-name="P21">4</text:p>
          </table:table-cell>
          <table:table-cell table:style-name="Table3.A2" office:value-type="string">
            <text:p text:style-name="P21"><text:span text:style-name="T6">Double </text:span><text:s/>Linked List</text:p>
          </table:table-cell>
          <table:table-cell table:style-name="Table3.C2" office:value-type="string">
            <text:p text:style-name="P20">Insert Node, Delete Node, Search Node.</text:p>
            <text:p text:style-name="P19"><text:s/><text:span text:style-name="T5">Print the List, Print Reverse of the List.</text:span></text:p>
          </table:table-cell>
        </table:table-row>
        <table:table-row>
          <table:table-cell table:style-name="Table3.A2" office:value-type="string">
            <text:p text:style-name="P24">5</text:p>
          </table:table-cell>
          <table:table-cell table:style-name="Table3.A2" office:value-type="string">
            <text:p text:style-name="P22">Single Linked List</text:p>
          </table:table-cell>
          <table:table-cell table:style-name="Table3.C2" office:value-type="string">
            <text:p text:style-name="P19"><text:s/><text:span text:style-name="T6">Find the middle node </text:span></text:p>
          </table:table-cell>
        </table:table-row>
        <table:table-row>
          <table:table-cell table:style-name="Table3.A2" office:value-type="string">
            <text:p text:style-name="P24">6</text:p>
          </table:table-cell>
          <table:table-cell table:style-name="Table3.A2" office:value-type="string">
            <text:p text:style-name="P22">Single Linked List</text:p>
          </table:table-cell>
          <table:table-cell table:style-name="Table3.C2" office:value-type="string">
            <text:p text:style-name="P23">N th node from the end of the list</text:p>
          </table:table-cell>
        </table:table-row>
        <table:table-row>
          <table:table-cell table:style-name="Table3.A2" office:value-type="string">
            <text:p text:style-name="P24">7</text:p>
          </table:table-cell>
          <table:table-cell table:style-name="Table3.A2" office:value-type="string">
            <text:p text:style-name="P22">Single Linked List</text:p>
          </table:table-cell>
          <table:table-cell table:style-name="Table3.C2" office:value-type="string">
            <text:p text:style-name="P22">Reverse of the List</text:p>
          </table:table-cell>
        </table:table-row>
        <table:table-row>
          <table:table-cell table:style-name="Table3.A2" office:value-type="string">
            <text:p text:style-name="P24">8</text:p>
          </table:table-cell>
          <table:table-cell table:style-name="Table3.A2" office:value-type="string">
            <text:p text:style-name="P22">Single Linked List</text:p>
          </table:table-cell>
          <table:table-cell table:style-name="Table3.C2" office:value-type="string">
            <text:p text:style-name="P23">Rotation after given position</text:p>
          </table:table-cell>
        </table:table-row>
        <table:table-row>
          <table:table-cell table:style-name="Table3.A2" office:value-type="string">
            <text:p text:style-name="P24">9</text:p>
          </table:table-cell>
          <table:table-cell table:style-name="Table3.A2" office:value-type="string">
            <text:p text:style-name="P22"><text:span text:style-name="T6">Circular </text:span><text:s/>Linked List</text:p>
          </table:table-cell>
          <table:table-cell table:style-name="Table3.C2" office:value-type="string">
            <text:p text:style-name="P22">Insert Node, Delete Node, Search Node. Print the List, Print Reverse of the List.</text:p>
          </table:table-cell>
        </table:table-row>
        <table:table-row>
          <table:table-cell table:style-name="Table3.A2" office:value-type="string">
            <text:p text:style-name="P24">10.</text:p>
          </table:table-cell>
          <table:table-cell table:style-name="Table3.A2" office:value-type="string">
            <text:p text:style-name="P25">Postfix <text:s/>Evaluation using stack</text:p>
          </table:table-cell>
          <table:table-cell table:style-name="Table3.C2" office:value-type="string">
            <text:p text:style-name="P28"/>
          </table:table-cell>
        </table:table-row>
        <table:table-row>
          <table:table-cell table:style-name="Table3.A2" office:value-type="string">
            <text:p text:style-name="P24">11</text:p>
          </table:table-cell>
          <table:table-cell table:style-name="Table3.A2" office:value-type="string">
            <text:p text:style-name="P29">Find Largest <text:s/>Rectangle using stack </text:p>
          </table:table-cell>
          <table:table-cell table:style-name="Table3.C2" office:value-type="string">
            <text:p text:style-name="P19"/>
          </table:table-cell>
        </table:table-row>
        <table:table-row>
          <table:table-cell table:style-name="Table3.A2" office:value-type="string">
            <text:p text:style-name="P24">12</text:p>
          </table:table-cell>
          <table:table-cell table:style-name="Table3.A2" office:value-type="string">
            <text:p text:style-name="P24">Balanced Brackets using stack</text:p>
          </table:table-cell>
          <table:table-cell table:style-name="Table3.C2" office:value-type="string">
            <text:p text:style-name="P19"/>
          </table:table-cell>
        </table:table-row>
        <table:table-row>
          <table:table-cell table:style-name="Table3.A2" office:value-type="string">
            <text:p text:style-name="P24">13</text:p>
          </table:table-cell>
          <table:table-cell table:style-name="Table3.A2" office:value-type="string">
            <text:p text:style-name="P26"><text:span text:style-name="T13">Conversion: </text:span>Infix to Postfix, Postfix to Infix</text:p>
          </table:table-cell>
          <table:table-cell table:style-name="Table3.C2" office:value-type="string">
            <text:p text:style-name="P19"/>
          </table:table-cell>
        </table:table-row>
        <table:table-row>
          <table:table-cell table:style-name="Table3.A2" office:value-type="string">
            <text:p text:style-name="P24">14</text:p>
          </table:table-cell>
          <table:table-cell table:style-name="Table3.A2" office:value-type="string">
            <text:p text:style-name="P27"><text:span text:style-name="T13">Conversion:</text:span>Prefix to Postfix,Postfix to Prefix</text:p>
          </table:table-cell>
          <table:table-cell table:style-name="Table3.C2" office:value-type="string">
            <text:p text:style-name="P19"/>
          </table:table-cell>
        </table:table-row>
        <table:table-row>
          <table:table-cell table:style-name="Table3.A2" office:value-type="string">
            <text:p text:style-name="P24">15</text:p>
          </table:table-cell>
          <table:table-cell table:style-name="Table3.A2" office:value-type="string">
            <text:p text:style-name="P27"><text:span text:style-name="T13">Conversion:</text:span>Infix to Prefix, Prefix to Infix</text:p>
          </table:table-cell>
          <table:table-cell table:style-name="Table3.C2" office:value-type="string">
            <text:p text:style-name="P19"/>
          </table:table-cell>
        </table:table-row>
        <table:table-row>
          <table:table-cell table:style-name="Table3.A2" office:value-type="string">
            <text:p text:style-name="P24">16</text:p>
          </table:table-cell>
          <table:table-cell table:style-name="Table3.A2" office:value-type="string">
            <text:p text:style-name="P30">Stack , min element</text:p>
          </table:table-cell>
          <table:table-cell table:style-name="Table3.C2" office:value-type="string">
            <text:p text:style-name="P19"/>
          </table:table-cell>
        </table:table-row>
        <table:table-row>
          <table:table-cell table:style-name="Table3.A2" office:value-type="string">
            <text:p text:style-name="P24">17</text:p>
          </table:table-cell>
          <table:table-cell table:style-name="Table3.A2" office:value-type="string">
            <text:p text:style-name="P30">Stack , max element</text:p>
          </table:table-cell>
          <table:table-cell table:style-name="Table3.C2" office:value-type="string">
            <text:p text:style-name="P19"/>
          </table:table-cell>
        </table:table-row>
        <text:soft-page-break/>
        <table:table-row>
          <table:table-cell table:style-name="Table3.A2" office:value-type="string">
            <text:p text:style-name="P24">18</text:p>
          </table:table-cell>
          <table:table-cell table:style-name="Table3.A2" office:value-type="string">
            <text:p text:style-name="P22">Single Linked List</text:p>
          </table:table-cell>
          <table:table-cell table:style-name="Table3.C2" office:value-type="string">
            <text:p text:style-name="P23">Loop detection.</text:p>
          </table:table-cell>
        </table:table-row>
        <table:table-row>
          <table:table-cell table:style-name="Table3.A2" office:value-type="string">
            <text:p text:style-name="P24">19</text:p>
          </table:table-cell>
          <table:table-cell table:style-name="Table3.A2" office:value-type="string">
            <text:p text:style-name="P24">BT</text:p>
          </table:table-cell>
          <table:table-cell table:style-name="Table3.C2" office:value-type="string">
            <text:p text:style-name="P24">Insert, Delete , Count, Find, Pre/In/Post Order, Level Order, Height.</text:p>
          </table:table-cell>
        </table:table-row>
        <table:table-row>
          <table:table-cell table:style-name="Table3.A2" office:value-type="string">
            <text:p text:style-name="P24">20</text:p>
          </table:table-cell>
          <table:table-cell table:style-name="Table3.A2" office:value-type="string">
            <text:p text:style-name="P24">BST</text:p>
          </table:table-cell>
          <table:table-cell table:style-name="Table3.C2" office:value-type="string">
            <text:p text:style-name="P24">Insert, Delete , Count, Find, Pre/In/Post Order, Level Order, Height.</text:p>
          </table:table-cell>
        </table:table-row>
      </table:table>
      <text:p text:style-name="P9"/>
      <text:h text:style-name="Heading_20_1" text:outline-level="1"><text:bookmark-start text:name="__RefHeading__1406_1469932831"/>Data Structures : <text:span text:style-name="T7">Oral </text:span>Questions <text:bookmark-end text:name="__RefHeading__1406_1469932831"/></text:h>
      <text:p text:style-name="Text_20_body"/>
      <text:p text:style-name="P6"><text:span text:style-name="Strong_20_Emphasis"><text:span text:style-name="T8">1) What is data structure?</text:span></text:span></text:p>
      <text:p text:style-name="P3">Data structure refers to the way data is organized and manipulated. It seeks to find ways to make data access more efficient. When dealing with the data structure, we not only focus on one piece of data but the different set of data and how they can relate to one another in an organized manner</text:p>
      <text:p text:style-name="P6"><text:span text:style-name="Strong_20_Emphasis"><text:span text:style-name="T9">2) </text:span></text:span><text:span text:style-name="Strong_20_Emphasis"><text:span text:style-name="T8">When is a binary search best applied?</text:span></text:span></text:p>
      <text:p text:style-name="P3">A binary search is an algorithm that is best applied to search a list when the elements are already in order or sorted. The list is searched starting in the middle, such that if that middle value is not the target search key, it will check to see if it will continue the search on the lower half of the list or the higher half. The split and search will then continue in the same manner.</text:p>
      <text:p text:style-name="P6"><text:span text:style-name="Strong_20_Emphasis"><text:span text:style-name="T9">3</text:span></text:span><text:span text:style-name="Strong_20_Emphasis"><text:span text:style-name="T8">) What is a linked list?</text:span></text:span></text:p>
      <text:p text:style-name="P3">A linked list is a sequence of nodes in which each node is connected to the node following it. This forms a chain-like link for data storage.</text:p>
      <text:p text:style-name="P6"><text:span text:style-name="Strong_20_Emphasis"><text:span text:style-name="T9">4</text:span></text:span><text:span text:style-name="Strong_20_Emphasis"><text:span text:style-name="T8">) How do you reference all the elements in a one-dimension array?</text:span></text:span></text:p>
      <text:p text:style-name="P3">To reference all the elements in a  one -dimension array, you need to use an indexed loop, So that, the counter runs from 0 to the array size minus one. In this manner, You can reference all the elements in sequence by using the loop counter as the array subscript.</text:p>
      <text:p text:style-name="P6"><text:span text:style-name="Strong_20_Emphasis"><text:span text:style-name="T9">5</text:span></text:span><text:span text:style-name="Strong_20_Emphasis"><text:span text:style-name="T8">) In what areas do data structures are applied?</text:span></text:span></text:p>
      <text:p text:style-name="P3">Data structures are essential in almost every aspect where data is involved. In general, algorithms that involve efficient data structure is applied in the following areas: numerical analysis, operating system, A.I., compiler design, database management, graphics, and statistical analysis, to name a few.</text:p>
      <text:p text:style-name="P3"><text:soft-page-break/></text:p>
      <text:p text:style-name="P3"><text:span text:style-name="Strong_20_Emphasis"><text:span text:style-name="T12">6</text:span></text:span><text:span text:style-name="Strong_20_Emphasis">) What is LIFO?</text:span></text:p>
      <text:p text:style-name="P3">LIFO is a short form of Last In First Out. It refers how data is accessed, stored and retrieved. Using this scheme, data that was stored last should be the one to be extracted first. This also means that in order to gain access to the first data, all the other data that was stored before this first data must first be retrieved and extracted.</text:p>
      <text:p text:style-name="P6"><text:span text:style-name="Strong_20_Emphasis"><text:span text:style-name="T10">7</text:span></text:span><text:span text:style-name="Strong_20_Emphasis"><text:span text:style-name="T8">) What is a queue?</text:span></text:span></text:p>
      <text:p text:style-name="P3">A queue is a data structure that can simulate a list or stream of data. In this structure, new elements are inserted at one end, and existing elements are removed from the other end.</text:p>
      <text:p text:style-name="P6"><text:span text:style-name="Strong_20_Emphasis"><text:span text:style-name="T10">8</text:span></text:span><text:span text:style-name="Strong_20_Emphasis"><text:span text:style-name="T8">) What are binary trees?</text:span></text:span></text:p>
      <text:p text:style-name="P3">A binary tree is one type of data structure that has two nodes, a left node, and a right node. In programming, binary trees are an extension of the linked list structures.</text:p>
      <text:p text:style-name="P6"><text:span text:style-name="Strong_20_Emphasis"><text:span text:style-name="T10">9</text:span></text:span><text:span text:style-name="Strong_20_Emphasis"><text:span text:style-name="T8">) Which data structures are applied when dealing with a recursive function?</text:span></text:span></text:p>
      <text:p text:style-name="P3">Recursion, is a function that calls itself based on a terminating condition, makes use of the stack. Using LIFO, a call to a recursive function saves the return address so that it knows how to return to the calling function after the call terminates.</text:p>
      <text:p text:style-name="P6"><text:span text:style-name="Strong_20_Emphasis"><text:span text:style-name="T8">1</text:span></text:span><text:span text:style-name="Strong_20_Emphasis"><text:span text:style-name="T10">0</text:span></text:span><text:span text:style-name="Strong_20_Emphasis"><text:span text:style-name="T8">) What is a stack?</text:span></text:span></text:p>
      <text:p text:style-name="P3">A stack is a data structure in which only the top element can be accessed. As data is stored in the stack, each data is pushed downward, leaving the most recently added data on top.</text:p>
      <text:p text:style-name="P6"><text:span text:style-name="Strong_20_Emphasis"><text:span text:style-name="T8">1</text:span></text:span><text:span text:style-name="Strong_20_Emphasis"><text:span text:style-name="T10">1</text:span></text:span><text:span text:style-name="Strong_20_Emphasis"><text:span text:style-name="T8">) Explain Binary Search Tree</text:span></text:span></text:p>
      <text:p text:style-name="P3">A binary search tree stores data in such a way that they can be retrieved very efficiently. The left subtree contains nodes whose keys are less than the node’s key value, while the right subtree contains nodes whose keys are greater than or equal to the node’s key value. Moreover, both subtrees are also binary search trees.</text:p>
      <text:p text:style-name="P3"/>
      <text:p text:style-name="P4"><text:soft-page-break/>1<text:span text:style-name="T12">2</text:span>) What is algorithm</text:p>
      <text:p text:style-name="P3">Algorithm is a step by step procedure, which defines a set of instructions to be executed in certain order to get the desired output.</text:p>
      <text:p text:style-name="P3"/>
      <text:p text:style-name="P3"><text:span text:style-name="Strong_20_Emphasis"><text:span text:style-name="T11">13)</text:span></text:span><text:span text:style-name="Strong_20_Emphasis">What is an AVL tree?</text:span></text:p>
      <text:p text:style-name="P2">An AVL tree is a type of binary search tree that is always in a state of partially balanced. The balance is measured as a difference between the heights of the subtrees from the root. This self-balancing tree was known to be the first data structure to be designed as such.</text:p>
      <text:p text:style-name="P3"/>
      <text:p text:style-name="P3"><text:span text:style-name="Strong_20_Emphasis"><text:span text:style-name="T11">14)</text:span></text:span><text:span text:style-name="Strong_20_Emphasis">What are linear and non linear data Structures?</text:span></text:p>
      <text:list xml:id="list6925079195674456154" text:style-name="L2">
        <text:list-item>
          <text:p text:style-name="P11"><text:span text:style-name="Strong_20_Emphasis"><text:span text:style-name="T8">Linear:</text:span></text:span><text:span text:style-name="T8"> A data structure is said to be linear if its elements form a sequence or a linear list. Examples: Array. Linked List, Stacks and Queues </text:span></text:p>
        </text:list-item>
        <text:list-item>
          <text:p text:style-name="P10"><text:span text:style-name="Strong_20_Emphasis"><text:span text:style-name="T8">Non-Linear: </text:span></text:span><text:span text:style-name="T8">A data structure is said to be non-linear if traversal of nodes is nonlinear in nature. Example: Graph and Trees</text:span></text:p>
        </text:list-item>
      </text:list>
      <text:p text:style-name="P3"><text:span text:style-name="Strong_20_Emphasis"><text:span text:style-name="T11">15)</text:span></text:span><text:span text:style-name="Strong_20_Emphasis">What are the various operations that can be performed on different Data Structures?</text:span></text:p>
      <text:list xml:id="list7038742265216078871" text:style-name="L3">
        <text:list-item>
          <text:p text:style-name="P12"><text:span text:style-name="T2">Insertion</text:span> ? Add a new data item in the given collection of data items. </text:p>
        </text:list-item>
        <text:list-item>
          <text:p text:style-name="P12"><text:span text:style-name="T2">Deletion</text:span> ? Delete an existing data item from the given collection of data items. </text:p>
        </text:list-item>
        <text:list-item>
          <text:p text:style-name="P12"><text:span text:style-name="T2">Traversal</text:span> ? Access each data item exactly once so that it can be processed. </text:p>
        </text:list-item>
        <text:list-item>
          <text:p text:style-name="P12"><text:span text:style-name="T2">Searching</text:span> ? Find out the location of the data item if it exists in the given collection of data items. </text:p>
        </text:list-item>
        <text:list-item>
          <text:p text:style-name="P8"><text:span text:style-name="T2">Sorting</text:span> ? Arranging the data items in some order i.e. in ascending or descending order in case of numerical data and in dictionary order in case of alphanumeric data. </text:p>
        </text:list-item>
      </text:list>
      <text:p text:style-name="P2"/>
      <text:p text:style-name="P2"/>
      <text:p text:style-name="P5">16) What is a Binary Tree ?</text:p>
      <text:p text:style-name="P7"><text:span text:style-name="T8">A </text:span><text:a xlink:type="simple" xlink:href="https://en.wikipedia.org/wiki/Binary_tree" office:target-frame-name="_blank" xlink:show="new"><text:span text:style-name="T8">Binary Tree</text:span></text:a><text:span text:style-name="T8"> is a tree data structure in which each node has at most two </text:span><text:soft-page-break/><text:span text:style-name="T8">children, which are referred to as the left child and the right child and the topmost node in the tree is called the root.</text:span></text:p>
      <text:p text:style-name="P3"/>
      <text:p text:style-name="P3">The height of a binary tree is the maximum number of edges in any root to leaf path. The maximum number of nodes in a binary tree of height h is:</text:p>
      <text:p text:style-name="P3">2^(h+1) – 1</text:p>
      <text:p text:style-name="P3"/>
      <text:p text:style-name="P4">1<text:span text:style-name="T12">7</text:span>) What is <text:s/>full binary tree</text:p>
      <text:p text:style-name="P3">A full binary tree (sometimes proper binary tree or 2-tree) is a tree in which every node other than the leaves has two children. </text:p>
      <text:p text:style-name="P3"/>
      <text:p text:style-name="P4"><text:span text:style-name="T12">18</text:span>) What is complete binary tree</text:p>
      <text:p text:style-name="P3">A complete binary tree is a binary tree in which every level, except possibly the last, is completely filled, and all nodes are as far left as possible</text:p>
      <text:p text:style-name="P3"/>
      <text:p text:style-name="P3"/>
      <text:p text:style-name="P3"/>
      <text:p text:style-name="P3"/>
      <text:p text:style-name="P3"/>
      <text:p text:style-name="P3"/>
      <text:h text:style-name="P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20-01-23T11:50:02.171004748</dc:date>
    <meta:editing-duration>PT20H21M44S</meta:editing-duration>
    <meta:editing-cycles>126</meta:editing-cycles>
    <meta:document-statistic meta:table-count="1" meta:image-count="0" meta:object-count="1" meta:page-count="8" meta:paragraph-count="113" meta:word-count="1336" meta:character-count="7398" meta:non-whitespace-character-count="6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